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5877" officeooo:paragraph-rsid="000a587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d4bb9" officeooo:paragraph-rsid="000d4bb9" style:font-size-asian="14pt" style:font-weight-asian="bold" style:font-size-complex="14pt" style:font-weight-complex="bold"/>
    </style:style>
    <style:style style:name="T1" style:family="text">
      <style:text-properties officeooo:rsid="000a5877"/>
    </style:style>
    <style:style style:name="T2" style:family="text">
      <style:text-properties officeooo:rsid="00110a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guldījuma apraksts</text:p>
      <text:p text:style-name="P1"/>
      <text:p text:style-name="P1">Gints Kanders:</text:p>
      <text:p text:style-name="Standard"><text:tab/>Izveidoju GitHub krātuvi un izstrādāju aplikācijas interfeisu, kas ļauj pievienot, rediģēt un dzēst darāmos uzdevumus. Turklāt es papildināju aplikāciju ar iespēju atzīmēt uzdevumus kā svarīgus. Pieliku arī daļēj<text:span text:style-name="T1">i </text:span>saglabāšanas funkcionalitāti un izveidoju iespēju atzīmēt, vai uzdevums ir plānots vai pabeigts <text:span text:style-name="T1">un veicu nelielas izmaiņas PPS un PPA</text:span>. Beigu beigās es veicu aplikācijas pilnveidošanu jeb aplikācijas pieslīpēšānu. </text:p>
      <text:p text:style-name="Standard"/>
      <text:p text:style-name="Standard">Sergejs Skripka:</text:p>
      <text:p text:style-name="Standard"><text:tab/>Izveidoja nefunkcionālo prasību dark/light mode. Pievienoja iespēju dzēst, pievienot un atzīmēt kategorijas darāmajiem uzdevumiem. Pilnveidoja saglabāšanas funkciju un pievienoja iespēju formatēt tekstu treknrakstā vai slīprakstā, <text:span text:style-name="T2">kā ari veica kļūdu labojumus</text:span>. <text:span text:style-name="T2">I</text:span>zveidoja UML diagramm<text:span text:style-name="T2">u priekš PPA</text:span>. </text:p>
      <text:p text:style-name="Standard"/>
      <text:p text:style-name="Standard">Kopumā abi esam līdzvērtīgi ieguldījuši darbu, lai izveidotu un pilnveidotu aplikācijas funkcionalitāti, kā arī veicinātu PPS un PPA <text:span text:style-name="T1">pilnveidošānu</text:span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lv" fo:country="LV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lv" fo:country="LV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6T18:49:37.047000000</dc:date>
    <meta:editing-duration>PT52M32S</meta:editing-duration>
    <meta:editing-cycles>4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6" meta:word-count="116" meta:character-count="924" meta:non-whitespace-character-count="809"/>
  </office:meta>
</office:document-meta>
</file>